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0.77229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eer Evaluation for Lab 2 –Chapters 13, 14 and 15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Your name: <text:s/>(Your lab is the one being evaluated) Amanda Akin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Name(s) of peer evaluator(s) Ashley M.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ate: 05/11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1">
            <text:p><text:span text:style-name="T2">Instructions</text:span>You should have already completed Lab 2. After you and a peer have evaluated your work, you will submit this evaluation along with screen shots and source code indicated in moodle. You may make corrections to your work as a result of the evaluatio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In Class Exercises – 15-1 #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mpleted Exercise?</text:p>
            <text:p>Created a class diagram in visual studio? Screen shot included?</text:p>
            <text:p>Customer class implements the ICloneable interface?</text:p>
            <text:p>ICloneable is added to the class heading?</text:p>
            <text:p>Clone method is implemented with the signature expected by the framework?</text:p>
            <text:p>Test calls Clone to make copies of the customer object.</text:p>
            <text:p>Screen shot of test running is included?</text:p>
            <text:p>Source code includes Customer class as well as test for Clone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5">
            <text:p>In Class Exercises – 15-2 #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mpleted Exercise?</text:p>
            <text:p>Created a class diagram in visual studio? Screen shot included?</text:p>
            <text:p>CustomerList class implements the IEnumerable interface?</text:p>
            <text:p>IEnumerable is added to the class heading?</text:p>
            <text:p>GetEnumerator method is implemented with the signature expected by the framework?</text:p>
            <text:p>Test fills a CustomerList and iterates through the list using a foreach loop?</text:p>
            <text:p>Screen shot of test running is included?</text:p>
            <text:p>Source code includes CustomerList class as well as test for the foreach loop?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5">
            <text:p>In Class Exercises – 13-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mpleted Exercise?</text:p>
            <text:p>Created a class diagram in visual studio? Screen shot included?</text:p>
            <text:p>CustomerList class includes delegate and event?</text:p>
            <text:p>Delegate ChangeHander is declared?</text:p>
            <text:p>Event Changed is declared?</text:p>
            <text:p>All methods that change the list “broadcast” the Changed event?</text:p>
            <text:p>User interface responds to the Changed event?</text:p>
            <text:p>Method is written to handle the changed event, the signature of which matches the delegate?</text:p>
            <text:p>Form load event handler “wires up” the method to the event?</text:p>
            <text:p>Screen shot of application running is included?</text:p>
            <text:p>Source code includes CustomerList class as well as event handlers/methods from UI?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5">
            <text:p>MTD Hand and PrivateTrain Class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Completed Hand Class?</text:p>
            <text:p>Created a class diagram in visual studio? Screen shot included?</text:p>
            <text:p>Instance variables are camelCase and private?</text:p>
            <text:p>Property/Method names are TitleCase? Properties/Methods are public?</text:p>
            <text:p>Implements an appropriate set of properties/methods?</text:p>
            <text:p>Implements interfaces?</text:p>
            <text:p>Raises events?</text:p>
            <text:p>Source code includes Hand class as well as test program?</text:p>
            <text:p>Completed (Private) Train Class?</text:p>
            <text:p>Created a class diagram in visual studio? Screen shot included?</text:p>
            <text:p>Is derived from (Public) Train class?</text:p>
            <text:p>Instance variables are camelCase and private? Instance variables include only functionality that is new to the class?</text:p>
            <text:p>Constructors call the appropriate constructor on the base class?</text:p>
            <text:p>Property/Method names are TitleCase? Properties/Methods are public? Implements only methods that add or override functionality in the base class?</text:p>
            <text:p>Implements interfaces?</text:p>
            <text:p>Raises events?</text:p>
            <text:p>Source code includes PrivateTrain class as well as test program?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5">
            <text:p>Programming style for all progra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Is proper indentation used? <text:s/>Is each property/method indented properly? <text:s/>Is each control structure indented properly? Y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Are comments used appropriately?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variable names use camel case? (camelCase for example) Yes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3">
            <text:p>Do property/method names use Title Case (or Pascal Case?) Yes</text:p>
          </table:table-cell>
          <table:table-cell table:style-name="ce3"/>
          <table:table-cell table:number-columns-repeated="16382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6">
            <text:p>General comments and not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Screen Shots and Source Code</text:p>
          </table:table-cell>
          <table:table-cell table:number-columns-repeated="16383" table:style-name="ce1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Amanda Akins</meta:initial-creator>
    <dc:creator>Amanda Akins</dc:creator>
    <meta:creation-date>2017-05-14T21:01:25Z</meta:creation-date>
    <dc:date>2017-05-14T21:37:26Z</dc:date>
  </office:meta>
</office:document-meta>
</file>